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INFINITE ONE (9:1): The affairs of all people are in the hands of God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INSANITY (9:2-6, 11-12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INSANITY (9:2-6, 11-12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Death ends every person's life (9:2-6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eath ends every person's life (9:2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ving know they will die (9:5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ad know nothing at all (9:5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INSANITY (9:2-6, 11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eath ends every person's life (9:2-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Chance controls every person's life (9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Chance controls every person's life (9:11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swift do not always win the race (9:11a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strong do not always win the battle (9:11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SANITY (9:2-6, 11-12)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Death ends every person's life (9:2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Chance controls every person's life (9: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mart do not always acquire the wealth (9:11c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9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INFINITE ONE (9:1): The affairs of all people are in the hands of Go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INSANITY (9:2-6, 11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Calamity stalks every person's path (9:12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INSTRUCTIONS (9:7-10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INSTRUCTIONS (9:7-10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Enjoy life with your wife (9:9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Whatever you do, do well (9:10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ECCLESIASTES 9<text:s text:c="1"/></text:span><text:span text:style-name="a556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INFINITE ONE (9:1): The affairs of all people are in the hands of God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INSANITY (9:2-6, 11-12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Calamity stalks every person's path (9:12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INSTRUCTIONS (9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ILLUSTRATION (9:13-1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0" draw:style-name="a578" draw:master-page-name="Master1-Layout1-title-Title-Slide" presentation:presentation-page-layout-name="Master1-PPL1" draw:id="Slide-265">
        <draw:frame draw:id="id101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THE ILLUSTRATION (9:13-18)<text:s text:c="1"/></text:span><text:span text:style-name="a580" text:class-names=""/></text:p>
          </draw:text-box>
          <svg:title/>
          <svg:desc/>
        </draw:frame>
        <draw:frame draw:id="id102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contents (9:13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contents (9:13-15)<text:s text:c="1"/></text:span><text:span text:style-name="a590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saving (9:13-15a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rrow (9:1 5b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-title-Title-Slide" presentation:presentation-page-layout-name="Master1-PPL1" draw:id="Slide-267">
        <draw:frame draw:id="id105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ILLUSTRATION (9:13-18)<text:s text:c="1"/></text:span><text:span text:style-name="a605" text:class-names=""/></text:p>
          </draw:text-box>
          <svg:title/>
          <svg:desc/>
        </draw:frame>
        <draw:frame draw:id="id106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The contents (9:13-15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ECCLESIASTES 9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INFINITE ONE (9:1): The affairs of all people are in the hands of God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INSANITY (9:2-6, 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Calamity stalks every person's path (9:12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INSTRUCTIONS (9:7-1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ILLUSTRATION (9:13-18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9 </dc:title>
    <meta:initial-creator>David STRICKLAND</meta:initial-creator>
    <dc:creator>David STRICKLAND</dc:creator>
    <meta:creation-date>2020-02-23T23:11:52Z</meta:creation-date>
    <dc:date>2020-02-23T23:11:53Z</dc:date>
    <meta:template xlink:href="BibleStudy" xlink:type="simple"/>
    <meta:editing-cycles>1</meta:editing-cycles>
    <meta:editing-duration>PT0S</meta:editing-duration>
    <meta:document-statistic meta:paragraph-count="45" meta:word-count="362"/>
  </office:meta>
</office:document-meta>
</file>